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110ce4" officeooo:paragraph-rsid="001cd585" style:font-size-asian="17pt" style:font-weight-asian="normal" style:font-size-complex="17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cd585" style:font-size-asian="16pt" style:font-weight-asian="normal" style:font-size-complex="1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44111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officeooo:rsid="00144111" style:font-size-asian="32pt" style:font-size-complex="32pt"/>
    </style:style>
    <style:style style:name="T7" style:family="text">
      <style:text-properties fo:font-size="32pt" officeooo:rsid="001cd585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621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2.595cm" fo:min-width="0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566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2.648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Atos 2</text:span><text:span text:style-name="T1"><text:tab/><text:tab/></text:span><text:span text:style-name="T8">Gabriela Rocha</text:span><text:span text:style-name="T2"><text:tab/><text:tab/></text:span><text:span text:style-name="T5">[ </text:span><text:span text:style-name="T6">4</text:span><text:span text:style-name="T7">2</text:span><text:span text:style-name="T6"> </text:span><text:span text:style-name="T5">] </text:span></text:p>
      <text:p text:style-name="P1"><draw:custom-shape text:anchor-type="paragraph" draw:z-index="0" draw:style-name="gr1" draw:text-style-name="P3" svg:width="0.318cm" svg:height="2.62cm" svg:x="13.557cm" svg:y="0.01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Nós estamos aqui, tão sedentos de Ti</text:p>
      <text:p text:style-name="P1"><draw:frame text:anchor-type="paragraph" draw:z-index="4" draw:style-name="gr5" draw:text-style-name="P4" svg:width="1.059cm" svg:height="0.451cm" svg:x="14.058cm" svg:y="0.515cm"><draw:text-box><text:p>2x</text:p></draw:text-box></draw:frame>Vem, ó Deus, vem, ó Deus</text:p>
      <text:p text:style-name="P1">Enche este lugar</text:p>
      <text:p text:style-name="P1">Meu desejo é sentir Teu poder, Teu poder!</text:p>
      <text:p text:style-name="P1"><draw:custom-shape text:anchor-type="paragraph" draw:z-index="1" draw:style-name="gr2" draw:text-style-name="P3" svg:width="0.373cm" svg:height="2.594cm" svg:x="11.545cm" svg:y="0.61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ntão vem me incendiar</text:p>
      <text:p text:style-name="P1"><draw:frame text:anchor-type="paragraph" draw:z-index="5" draw:style-name="gr5" draw:text-style-name="P4" svg:width="1.059cm" svg:height="0.451cm" svg:x="12.153cm" svg:y="0.395cm"><draw:text-box><text:p>2x</text:p></draw:text-box></draw:frame>Meu coração é o Teu altar</text:p>
      <text:p text:style-name="P1">Quero ouvir o som do Céu</text:p>
      <text:p text:style-name="P1">Tua glória contemplar</text:p>
      <text:p text:style-name="P1"/>
      <text:p text:style-name="P1">Nós estamos aqui, tão sedentos de Ti</text:p>
      <text:p text:style-name="P1">Vem, ó Deus, vem, ó Deus</text:p>
      <text:p text:style-name="P1">Enche este lugar</text:p>
      <text:p text:style-name="P1">Meu desejo é sentir Teu poder, Teu poder!</text:p>
      <text:p text:style-name="P1"/>
      <text:p text:style-name="P1"><draw:custom-shape text:anchor-type="paragraph" draw:z-index="2" draw:style-name="gr3" draw:text-style-name="P3" svg:width="0.265cm" svg:height="2.567cm" svg:x="11.626cm" svg:y="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ntão vem me incendiar</text:p>
      <text:p text:style-name="P1"><draw:frame text:anchor-type="paragraph" draw:z-index="6" draw:style-name="gr6" draw:text-style-name="P4" svg:width="1.193cm" svg:height="0.451cm" svg:x="12.18cm" svg:y="0.554cm"><draw:text-box><text:p>2x</text:p></draw:text-box></draw:frame>Meu coração é o Teu altar</text:p>
      <text:p text:style-name="P1">Quero ouvir o som do Céu</text:p>
      <text:p text:style-name="P1">Tua glória contemplar</text:p>
      <text:p text:style-name="P1"/>
      <text:p text:style-name="P1">Te damos honra! Te damos glória!</text:p>
      <text:p text:style-name="P1">Teu é o poder! Pra sempre, amém!</text:p>
      <text:p text:style-name="P1">Te damos honra! Te damos glória!</text:p>
      <text:p text:style-name="P1">Teu é o poder! Pra sempre, amém!</text:p>
      <text:p text:style-name="P1">Te damos honra! Te damos glória!</text:p>
      <text:p text:style-name="P1">Teu é o poder, pra sempre, amém!</text:p>
      <text:p text:style-name="P1">Te damos honra! Te damos glória!</text:p>
      <text:p text:style-name="P1">Teu é o poder, pra sempre, amém!</text:p>
      <text:p text:style-name="P1"/>
      <text:p text:style-name="P1"><draw:custom-shape text:anchor-type="paragraph" draw:z-index="3" draw:style-name="gr4" draw:text-style-name="P3" svg:width="0.292cm" svg:height="2.647cm" svg:x="11.652cm" svg:y="0.01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 então vem me incendiar</text:p>
      <text:p text:style-name="P1"><draw:frame text:anchor-type="paragraph" draw:z-index="7" draw:style-name="gr5" draw:text-style-name="P4" svg:width="1.059cm" svg:height="0.451cm" svg:x="12.127cm" svg:y="0.462cm"><draw:text-box><text:p>2x</text:p></draw:text-box></draw:frame>Meu coração é o Teu altar</text:p>
      <text:p text:style-name="P1">Quero ouvir o som do Céu</text:p>
      <text:p text:style-name="P1">Tua glória contemp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35:11.053887756</dc:date>
    <meta:editing-duration>PT25M49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9" meta:word-count="165" meta:character-count="799" meta:non-whitespace-character-count="660"/>
  </office:meta>
</office:document-meta>
</file>